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Current PI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rocess to as the kernel calls /etc/inittab, mounts proc file system and launches daemons in /etc/init.d/</text:p>
          </table:table-cell>
        </table:table-row>
        <table:table-row table:style-name="ro1">
          <table:table-cell/>
          <table:table-cell office:value-type="string" calcext:value-type="string">
            <text:p>kthread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softirqd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softirqd/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block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chdogd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cio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prtiod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swapd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fsio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cqd/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kthread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log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alled in /etc/init.d/S01logging with /sbin/syslogd</text:p>
          </table:table-cell>
        </table:table-row>
        <table:table-row table:style-name="ro1">
          <table:table-cell/>
          <table:table-cell office:value-type="string" calcext:value-type="string">
            <text:p>klog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alled in /etc/init.d/S01logging with /sbin/klogd</text:p>
          </table:table-cell>
        </table:table-row>
        <table:table-row table:style-name="ro1">
          <table:table-cell/>
          <table:table-cell office:value-type="string" calcext:value-type="string">
            <text:p>avahi-daemon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et up in /etc/init.d/S05avahi-setup.sh and then called in /etc/init.d/S50avahi-daemon with /usr/sbin/avahi-daemon</text:p>
          </table:table-cell>
        </table:table-row>
        <table:table-row table:style-name="ro1">
          <table:table-cell/>
          <table:table-cell office:value-type="string" calcext:value-type="string">
            <text:p>sshd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alled in /etc/init.d/S50sshd with /usr/sbin/sshd</text:p>
          </table:table-cell>
        </table:table-row>
        <table:table-row table:style-name="ro1">
          <table:table-cell/>
          <table:table-cell office:value-type="string" calcext:value-type="string">
            <text:p>telnetd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alled in /etc/init.d/S50telnet with /usr/sbin/telnetd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ev</text:p>
          </table:table-cell>
          <table:table-cell table:number-columns-repeated="2"/>
          <table:table-cell office:value-type="string" calcext:value-type="string">
            <text:p>Called in /etc/init.d/S10mdev, manages devices and requires sysfs</text:p>
          </table:table-cell>
        </table:table-row>
        <table:table-row table:style-name="ro1">
          <table:table-cell/>
          <table:table-cell office:value-type="string" calcext:value-type="string">
            <text:p>urandom</text:p>
          </table:table-cell>
          <table:table-cell table:number-columns-repeated="2"/>
          <table:table-cell office:value-type="string" calcext:value-type="string">
            <text:p>Called in /etc/init.d/S20urandom, saves random seed between reboots</text:p>
          </table:table-cell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table:number-columns-repeated="2"/>
          <table:table-cell office:value-type="string" calcext:value-type="string">
            <text:p>Called in /etc/init.d/S40network, calls ifup and ifdown (network interface)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2"/>
          <table:table-cell office:value-type="string" calcext:value-type="string">
            <text:p>Called in /etc/init.d/S45password, sets su0ohShiraiB as the 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7:47:00.377429901</meta:creation-date>
    <dc:date>2020-02-07T17:35:59.694969483</dc:date>
    <meta:editing-duration>PT8H16M18S</meta:editing-duration>
    <meta:editing-cycles>1</meta:editing-cycles>
    <meta:document-statistic meta:table-count="1" meta:cell-count="67" meta:object-count="0"/>
    <meta:generator>LibreOffice/5.3.6.1$Linux_X86_64 LibreOffice_project/30$Build-1</meta:generator>
  </office:meta>
</office:document-meta>
</file>